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" style:font-family-generic="roman" style:font-pitch="variable"/>
    <style:font-face style:name="apple-system" svg:font-family="apple-system, BlinkMacSystemFont, 'Segoe UI', Roboto, 'Noto Sans', Ubuntu, 'Droid Sans', 'Helvetica Neue'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urce Serif Pro" officeooo:rsid="001eaada" officeooo:paragraph-rsid="0024c29a"/>
    </style:style>
    <style:style style:name="P2" style:family="paragraph" style:parent-style-name="Standard">
      <style:paragraph-properties fo:text-align="justify" style:justify-single-word="false"/>
      <style:text-properties style:font-name="Source Serif Pro" officeooo:rsid="0024c29a" officeooo:paragraph-rsid="0024c29a"/>
    </style:style>
    <style:style style:name="P3" style:family="paragraph" style:parent-style-name="Standard">
      <style:paragraph-properties fo:text-align="justify" style:justify-single-word="false"/>
      <style:text-properties style:font-name="Source Serif Pro" officeooo:rsid="00254789" officeooo:paragraph-rsid="0026f2eb"/>
    </style:style>
    <style:style style:name="P4" style:family="paragraph" style:parent-style-name="Standard">
      <style:paragraph-properties fo:text-align="justify" style:justify-single-word="false"/>
      <style:text-properties style:font-name="Source Serif Pro" officeooo:rsid="00254789" officeooo:paragraph-rsid="00254789"/>
    </style:style>
    <style:style style:name="P5" style:family="paragraph" style:parent-style-name="Standard">
      <style:paragraph-properties fo:text-align="justify" style:justify-single-word="false"/>
      <style:text-properties officeooo:paragraph-rsid="0024c29a"/>
    </style:style>
    <style:style style:name="T1" style:family="text">
      <style:text-properties officeooo:rsid="001eaada"/>
    </style:style>
    <style:style style:name="T2" style:family="text">
      <style:text-properties officeooo:rsid="001fb2ee"/>
    </style:style>
    <style:style style:name="T3" style:family="text">
      <style:text-properties officeooo:rsid="0020f498"/>
    </style:style>
    <style:style style:name="T4" style:family="text">
      <style:text-properties officeooo:rsid="001dc2bb"/>
    </style:style>
    <style:style style:name="T5" style:family="text">
      <style:text-properties fo:font-variant="normal" fo:text-transform="none" fo:color="#000000" loext:opacity="100%" style:font-name="Source Serif Pr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1dc2bb" style:font-size-asian="12pt" style:font-size-complex="12pt"/>
    </style:style>
    <style:style style:name="T7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1dc2bb" style:font-size-asian="12pt" style:font-size-complex="12pt"/>
    </style:style>
    <style:style style:name="T8" style:family="text">
      <style:text-properties fo:color="#000000" loext:opacity="100%" style:font-name="Source Serif Pro" fo:font-size="12pt" style:font-size-asian="12pt" style:font-size-complex="12pt"/>
    </style:style>
    <style:style style:name="T9" style:family="text">
      <style:text-properties officeooo:rsid="0026f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**</text:span><text:span text:style-name="T6">Defina</text:span><text:span text:style-name="T5"> Classes, Objetos, Atributos e Métodos.</text:span><text:span text:style-name="T8"> </text:span></text:p>
      <text:p text:style-name="P1"/>
      <text:p text:style-name="P2"><text:tab/>Ambos estão presentes na programação orientada a objetos (POO).</text:p>
      <text:p text:style-name="P2"><text:tab/>As classes são as definições dos objetos. Elas possuem as características e comportamentos reais e abstratas do mesmo, designadas como atributos. Logo, os atributos são as características e comportamentos do objeto, que podem ser compartilhados entre objetos. Já os objetos são as coisas “reais” que estão sendo replicadas virtualmente segundo seus atributos. E os métodos são os meios de designar os comportamentos dos objetos.</text:p>
      <text:p text:style-name="P3"><text:tab/>Como exemplo temos a classe animal, com atributos que um animal real possui (nome, sexo, idade, peso, cor, etc.) e o objeto poderia ser um gato real de nome “mimi”(com atributos reais: mimi, macho, 5 meses, 3 kg, amarelo). Os métodos para classificar um gato <text:span text:style-name="T9">seriam</text:span>: respiram, comem, correm, dormem, miam.</text:p>
      <text:p text:style-name="P4"><text:tab/>Agora dentro da classe <text:span text:style-name="T9">animal</text:span>, podemos diferenci<text:span text:style-name="T9">á-los </text:span>entre macho e fêmea ou podemos usar essa <text:span text:style-name="T9">mesma </text:span>classe para <text:span text:style-name="T9">definir </text:span>cachorros, já que eles compartilham os mesmos atributos. Diferenciando os cachorros dos gatos através dos métod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" style:font-family-generic="roman" style:font-pitch="variable"/>
    <style:font-face style:name="apple-system" svg:font-family="apple-system, BlinkMacSystemFont, 'Segoe UI', Roboto, 'Noto Sans', Ubuntu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16:58:47.778000000</dc:date>
    <meta:editing-duration>PT13M18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5" meta:word-count="165" meta:character-count="1083" meta:non-whitespace-character-count="918"/>
  </office:meta>
</office:document-meta>
</file>